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rster Aufzug</text:h>
      <text:p text:style-name="Standard"/>
      <text:h text:style-name="Heading_20_2" text:outline-level="2">Erster Auftritt</text:h>
      <text:list xml:id="list745150241" text:style-name="L1">
        <text:list-item>
          <text:p text:style-name="P1">Paulet, Marias Aufseher, sucht nach Schriften und Schmuck in Marias Gefängnis zu konfiszieren</text:p>
        </text:list-item>
        <text:list-item>
          <text:p text:style-name="P1">Paulet und ihre Amme Kennedy haben unterschiedliche Meinungen bzgl. Marias Gefangenschaft</text:p>
        </text:list-item>
        <text:list-item>
          <text:p text:style-name="P1">Maria ist die geflohene Königin von Schottland</text:p>
        </text:list-item>
        <text:list-item>
          <text:p text:style-name="P1">Elisabeth ist die Königin von England</text:p>
        </text:list-item>
        <text:list-item>
          <text:p text:style-name="P1">Für Kennedy wurde Maria, die bei Elisabeth Schutz suchte, gemein gefangengenommen</text:p>
        </text:list-item>
        <text:list-item>
          <text:p text:style-name="P1">Paulet sagt, dass Maria mit Frankreich Kontakt aufnehmen wollte, um englische Königin zu werden</text:p>
        </text:list-item>
        <text:list-item>
          <text:p text:style-name="P1">Maria wollte so den Katholizismus wieder in England einführen</text:p>
        </text:list-item>
      </text:list>
      <text:p text:style-name="Standard"/>
      <text:h text:style-name="Heading_20_2" text:outline-level="2">Zweiter Auftritt</text:h>
      <text:list xml:id="list422559064" text:style-name="L2">
        <text:list-item>
          <text:p text:style-name="P2">Maria erscheint</text:p>
        </text:list-item>
        <text:list-item>
          <text:p text:style-name="P2">Maria bittet Paulet, Elisabeth um eine Audienz zu bitten</text:p>
        </text:list-item>
        <text:list-item>
          <text:p text:style-name="P2">Maria will ihr Testament schreiben, denn sie erwartet, hingerichtet zu werden</text:p>
        </text:list-item>
      </text:list>
      <text:p text:style-name="Standard"/>
      <text:h text:style-name="Heading_20_2" text:outline-level="2">Dritter Auftritt</text:h>
      <text:list xml:id="list1587000329" text:style-name="L3">
        <text:list-item>
          <text:p text:style-name="P3">Mortimer, Paulets Neffe, erscheint</text:p>
        </text:list-item>
      </text:list>
      <text:p text:style-name="Standard"/>
      <text:h text:style-name="Heading_20_2" text:outline-level="2">Vierter Auftritt</text:h>
      <text:list xml:id="list57621388" text:style-name="L4">
        <text:list-item>
          <text:p text:style-name="P4">Maria sagt Kennedy, dass heute der Jahrestag der Ermordung ihres Mannes sei, bei der sie geholfen hat</text:p>
        </text:list-item>
        <text:list-item>
          <text:p text:style-name="P4">Kennedy sagt, dass ihr Mann nur durch Maria König geworden ist</text:p>
        </text:list-item>
        <text:list-item>
          <text:p text:style-name="P4">Kennedy sagt, dass Maria das nur gemacht hat, weil sie von Bothwell verführt wurde</text:p>
        </text:list-item>
      </text:list>
      <text:p text:style-name="Standard"/>
      <text:h text:style-name="Heading_20_2" text:outline-level="2">Fünfter Auftritt</text:h>
      <text:list xml:id="list1569347768" text:style-name="L5">
        <text:list-item>
          <text:p text:style-name="P5">Mortimer erscheint</text:p>
        </text:list-item>
        <text:list-item>
          <text:p text:style-name="P5">Kennedy geht</text:p>
        </text:list-item>
      </text:list>
      <text:p text:style-name="Standard"/>
      <text:h text:style-name="Heading_20_2" text:outline-level="2">Sechster Auftritt</text:h>
      <text:list xml:id="list769867020" text:style-name="L6">
        <text:list-item>
          <text:p text:style-name="P6">Mortimer sagt Maria, er ist auf seiner Italien-Reise Katholik geworden ist</text:p>
        </text:list-item>
        <text:list-item>
          <text:p text:style-name="P6">Ein Bischof in Frankreich nahm ihn in die katholische Kirche auf</text:p>
        </text:list-item>
        <text:list-item>
          <text:p text:style-name="P6">Er denkt, maria hat ein Recht auf den englischen Thron</text:p>
        </text:list-item>
        <text:list-item>
          <text:p text:style-name="P6">Mortimer sagt, England hat Maria schuldig gesprochen</text:p>
        </text:list-item>
        <text:list-item>
          <text:p text:style-name="P6">Sie wird hingerichtet werden</text:p>
        </text:list-item>
        <text:list-item>
          <text:p text:style-name="P6">Mortimer denkt über einen Fluchtplan nach</text:p>
        </text:list-item>
        <text:list-item>
          <text:p text:style-name="P6">Maria verweist ihn an Leicester, darüber ist Mortimer erstaunt, weil er ihr Feind ist</text:p>
        </text:list-item>
      </text:list>
      <text:h text:style-name="Heading_20_2" text:outline-level="2"><text:soft-page-break/>Siebter Auftritt</text:h>
      <text:list xml:id="list440884349" text:style-name="L7">
        <text:list-item>
          <text:p text:style-name="P7">Burleigh erscheint</text:p>
        </text:list-item>
        <text:list-item>
          <text:p text:style-name="P7">Er erklärt den Richterspruch</text:p>
        </text:list-item>
        <text:list-item>
          <text:p text:style-name="P7">Maria erkennt das Gericht nicht an</text:p>
        </text:list-item>
        <text:list-item>
          <text:p text:style-name="P7">Die Richter hätten unter den letzten vier Regierungen den Glauben vier Mal geändert</text:p>
        </text:list-item>
        <text:list-item>
          <text:p text:style-name="P7">England und Schottland sind zerstritten, dass sie sich gegenseitig nicht richten dürfen</text:p>
        </text:list-item>
        <text:list-item>
          <text:p text:style-name="P7">Man will Maria ohne Recht ermorden</text:p>
        </text:list-item>
      </text:list>
      <text:p text:style-name="Standard"/>
      <text:h text:style-name="Heading_20_2" text:outline-level="2">Achter Auftritt</text:h>
      <text:list xml:id="list1747688246" text:style-name="L8">
        <text:list-item>
          <text:p text:style-name="P8">Burleigh betont, dass das Urteil gerecht ist</text:p>
        </text:list-item>
        <text:list-item>
          <text:p text:style-name="P8">Er versteht aber die Meinung, dass es Elisabeths Willkür ist</text:p>
        </text:list-item>
        <text:list-item>
          <text:p text:style-name="P8">Burleigh sagt, dass ein heimliches Umbringen daher besser ist als ein öffentliches Hinrichten</text:p>
        </text:list-item>
      </text:list>
      <text:p text:style-name="Standard"/>
      <text:h text:style-name="Heading_20_1" text:outline-level="1">Zweiter Aufzug</text:h>
      <text:h text:style-name="Heading_20_2" text:outline-level="2">Erster Auftritt</text:h>
      <text:list xml:id="list458185535" text:style-name="L9">
        <text:list-item>
          <text:p text:style-name="P9">Zwei Lords reden über die Pläne, dass Elisabeth den Französischen Thronfolger heiraten soll</text:p>
        </text:list-item>
      </text:list>
      <text:p text:style-name="Standard"/>
      <text:h text:style-name="Heading_20_2" text:outline-level="2">Zweiter Auftritt</text:h>
      <text:list xml:id="list161904667" text:style-name="L10">
        <text:list-item>
          <text:p text:style-name="P10">Die französischen Gesandten wollen, dass Elisabeth zustimmt, den Französischen Thronfolger zu heiraten</text:p>
        </text:list-item>
        <text:list-item>
          <text:p text:style-name="P10">Elisabeth will nicht</text:p>
        </text:list-item>
        <text:list-item>
          <text:p text:style-name="P10">Die Franzosen bitten Elisabeth, Maria zu begnadigen</text:p>
        </text:list-item>
        <text:list-item>
          <text:p text:style-name="P10">Elisabeth lehnt das ab</text:p>
        </text:list-item>
      </text:list>
      <text:p text:style-name="Standard"/>
      <text:h text:style-name="Heading_20_2" text:outline-level="2">Dritter Auftritt</text:h>
      <text:list xml:id="list1960115056" text:style-name="L11">
        <text:list-item>
          <text:p text:style-name="P11">Elisabeth lässt ihre Berater rufen</text:p>
        </text:list-item>
        <text:list-item>
          <text:p text:style-name="P11">Burleigh will die Königin überreden, Marias hinzurichten</text:p>
        </text:list-item>
        <text:list-item>
          <text:p text:style-name="P11">Talbot will, dass Elisabeth Maria begnadigt, da das Urteil nicht gerecht ist</text:p>
        </text:list-item>
        <text:list-item>
          <text:p text:style-name="P11">Leicester sagt, eine Hinrichtung würde Maria zur Märtyerein machen</text:p>
        </text:list-item>
        <text:list-item>
          <text:p text:style-name="P11">, von der keine Gefahr ausgehe, eine Märtyrerin zu machen. Vielmehr solle das Urteil vollstreckt werden, sobald ein neues Komplott von ihr ausgehe.</text:p>
        </text:list-item>
      </text:list>
      <text:p text:style-name="Standard">Elisabeth hört sich die Argumente ihrer Berater an, legt sich aber nicht fest.</text:p>
      <text:p text:style-name="Standard"/>
      <text:p text:style-name="Standard">Vierter Auftritt</text:p>
      <text:p text:style-name="Standard">Mortimer erscheint und berichtet der Königin von seiner Reise, seine Rolle wird immer zwielichtiger. Paulet übergibt Marias Bitte um eine Audienz. Elisabeth ist sichtlich über den Brief gerührt und ihr kommen die Tränen. Burleigh rät ab, aber Leicester und vor allem Talbot, der über diese Entwicklung mehr als erfreut ist, raten zu. Man erkennt, dass Burleigh eigene Ziele verfolgt.</text:p>
      <text:p text:style-name="Standard"/>
      <text:p text:style-name="Standard">Fünfter Auftritt</text:p>
      <text:p text:style-name="Standard">Elisabeth schildert mit Mortimer allein noch einmal das Dilemma, mit Marias Tod zwar sicherer zu <text:soft-page-break/>sein, aber vor der Welt in schlechtem Licht dazustehen. Sie bittet sehr indirekt und vorsichtig Mortimer um den Mord.</text:p>
      <text:p text:style-name="Standard"/>
      <text:p text:style-name="Standard">Sechster Auftritt</text:p>
      <text:p text:style-name="Standard">In einem Monolog wird Mortimers tatsächliche Absicht offensichtlich:</text:p>
      <text:p text:style-name="Standard">Er möchte Maria retten und hat den Mordauftrag gegen sie nur angenommen, um Zeit zu gewinnen. In Wahrheit hasst er Elisabeth und liebt stattdessen Maria.</text:p>
      <text:p text:style-name="Standard"/>
      <text:p text:style-name="Standard">Siebter Auftritt</text:p>
      <text:p text:style-name="Standard">Paulet spricht Mortimer direkt auf das Gespräch mit der Königin an und sagt ihm auf den Kopf zu, sie habe ihn zum Mord überreden wollen. Sie werde ihm aber danach die Tat in die Schuhe schieben. </text:p>
      <text:p text:style-name="Standard"/>
      <text:p text:style-name="Standard">Achter Auftritt</text:p>
      <text:p text:style-name="Standard">Leicester offenbart Mortimer seine Zuneigung für Maria. Er erzählt ihm, dass er sie eigentlich hätte heiraten sollen, sie aber dann verließ, weil er sich Hoffnungen auf Elisabeth machte, worauf Maria Darnley heiratete. Die angebahnte Ehe mit dem [[Dauphin (Adel)|Dauphin]] verprellt nun Leicester und treibt ihn in Marias Arme zurück, die er nun angeblich liebt; gleichzeitig wird aber klar, dass sie ihm im Fall der Befreiung die Ehe versprochen hat.</text:p>
      <text:p text:style-name="Standard">Als Mortimer ihm seine Befreiungspläne offenbart, macht Leicester aber einen gewaltigen Rückzieher, denn er denkt eher an eine diplomatische Befreiung. Mortimer will ihn zur gewaltsamen Aktion mit Hilfe seiner adligen Freunde überreden, selbst an eine Entführung der Königin denkt er.</text:p>
      <text:p text:style-name="Standard"/>
      <text:p text:style-name="Standard">Neunter Auftritt</text:p>
      <text:p text:style-name="Standard">Vor Elisabeth jammert Leicester wegen deren Ehe mit dem Franzosen. Sie stellt dies als Staatsraison hin, doch will sie auch wissen, ob Maria wirklich so schön sei. Leicester versucht sie zu überreden, sich selbst davon zu überzeugen, da er glaubt, dann könne das Urteil nicht mehr vollstreckt werden (Burleigh: "Das Urteil kann nicht mehr vollzogen werden, wenn sich die Königin ihr genahet hat, denn Gnade bringt die königliche Nähe."). Elisabeth gibt nach, um Leicester, den sie durch die Heirat mit dem Franzosen enttäuschen muss, einen Gefallen zu tun. Auf einer Jagd will sie im Park vor Marias Gefängnis sich mit dieser wie zufällig treffen.</text:p>
      <text:p text:style-name="Standard"/>
      <text:p text:style-name="Standard">Dritter Aufzug</text:p>
      <text:p text:style-name="Standard">;Park vor Marias Gefängnis</text:p>
      <text:p text:style-name="Standard"/>
      <text:p text:style-name="Standard">Erster und Zweiter Auftritt</text:p>
      <text:p text:style-name="Standard">Maria bekommt unerwartet Ausgang (um das Treffen arrangieren zu können). Sie springt wie verrückt voller Euphorie im Park herum und genießt vollends die Natur. Paulet eröffnet ihr die Aussicht, sie werde Elisabeth gleich sehen; Maria erblasst daraufhin. </text:p>
      <text:p text:style-name="Standard"/>
      <text:p text:style-name="Standard">Dritter Auftritt</text:p>
      <text:p text:style-name="Standard">Talbot ist vorausgeeilt und ermahnt Maria, sich unterwürfig zu zeigen, doch diese hat alle guten Vorsätze vergessen und ist hasserfüllt.</text:p>
      <text:p text:style-name="Standard"/>
      <text:p text:style-name="Standard">Vierter Auftritt</text:p>
      <text:p text:style-name="Standard">Beim Treffen gibt Maria der aggressiven Elisabeth zuerst in allem nach und versucht, sie milde zu stimmen, doch als Elisabeth auf ihre Jugendsünden zu sprechen kommt, kann sie sich nicht mehr zurückhalten und wirft ihr die Unrechtmäßigkeit ihres Königtums vor. Während Marias Position zu Beginn des Gesprächs noch niedriger angesiedelt ist als die von Elisabeth, gelingt es ihr im weiteren Verlauf argumentatorisch die Oberhand zu gewinnen. Sie deklassiert Elisabeth, indem sie sie als unmoralisch und unmenschlich entlarvt. Gerade zum Schluss fallen jedoch neben diesen <text:soft-page-break/>Streitpunkten auch Sätze, deren Inhalte nur noch beleidigend sind. Marias Schicksal ist damit besiegelt.</text:p>
      <text:p text:style-name="Standard"/>
      <text:p text:style-name="Standard">Fünfter Auftritt</text:p>
      <text:p text:style-name="Standard">Vor Kennedy gibt Maria zu verstehen, dass sie gegen Elisabeth gesiegt hat und sie Elisabeth vor Leicesters Augen erniedrigt hat.</text:p>
      <text:p text:style-name="Standard"/>
      <text:p text:style-name="Standard">Sechster Auftritt</text:p>
      <text:p text:style-name="Standard">Mortimer (der das Gespräch der Königinnen belauschte) gesteht Maria seine Liebe und gibt ihr seinen Befreiungsplan bekannt, der die Ermordung seines Oheims beinhaltet. Maria ist entsetzt und will nichts davon wissen. Da drängen Bewaffnete in den Garten.</text:p>
      <text:p text:style-name="Standard"/>
      <text:p text:style-name="Standard">Siebter Auftritt</text:p>
      <text:p text:style-name="Standard">Paulet bringt die Kunde von der Ermordung Elisabeths.</text:p>
      <text:p text:style-name="Standard"/>
      <text:p text:style-name="Standard">Achter Auftritt</text:p>
      <text:p text:style-name="Standard">Ein Mitverschwörer benachrichtigt Mortimer, dass einer der Verbündeten versucht habe, Elisabeth zu ermorden, was misslungen sei. Mortimer will nicht fliehen.</text:p>
      <text:p text:style-name="Standard"/>
      <text:p text:style-name="Standard">Vierter Aufzug</text:p>
      <text:p text:style-name="Standard">;Vorzimmer</text:p>
      <text:p text:style-name="Standard"/>
      <text:p text:style-name="Standard">Erster und Zweiter Auftritt</text:p>
      <text:p text:style-name="Standard">Man gibt den französischen Abgesandten zu verstehen, dass ein Franzose den Mordanschlag verübt habe. Die Hochzeit wird storniert.</text:p>
      <text:p text:style-name="Standard"/>
      <text:p text:style-name="Standard">Dritter Auftritt</text:p>
      <text:p text:style-name="Standard">Burleigh und Leicester geraten aneinander, da Burleigh die französische Hochzeit eingefädelt und Leicester Elisabeth zu Maria gelockt hat.</text:p>
      <text:p text:style-name="Standard"/>
      <text:p text:style-name="Standard">Vierter Auftritt</text:p>
      <text:p text:style-name="Standard">Mortimer bringt Leicester die Nachricht, dass ein Brief Marias an ihn entdeckt worden ist, den nun Burleigh hat. Leicester versucht sich zu retten, indem er Mortimer der Wache ausliefert. Dieser verrät ihn nicht, sondern bringt sich um.</text:p>
      <text:p text:style-name="Standard"/>
      <text:p text:style-name="Standard">;Zimmer der Königin</text:p>
      <text:p text:style-name="Standard"/>
      <text:p text:style-name="Standard">Fünfter Auftritt</text:p>
      <text:p text:style-name="Standard">Burleigh hat Elisabeth Marias Brief gebracht. Sie befiehlt den Tod Marias und will Leicester in den Tower werfen lassen, wird aber dann unsicher, als dieser naht.</text:p>
      <text:p text:style-name="Standard"/>
      <text:p text:style-name="Standard">Sechster Auftritt</text:p>
      <text:p text:style-name="Standard">Vor der Königin kann sich Leicester darauf hinausreden, den Kontakt zu Maria nur hergestellt zu haben, um ihre Pläne aufzudecken, was schließlich zur Entlarvung der Befreiungsaktion geführt habe. Er stimmt nun selbst für Marias Tod und bekommt von der weiter misstrauischen Elisabeth den Auftrag zu dessen Ausführung.</text:p>
      <text:p text:style-name="Standard"/>
      <text:p text:style-name="Standard">Siebter bis Neunter Auftritt</text:p>
      <text:p text:style-name="Standard">Das Volk drängt auf das Todesurteil, Elisabeth fürchtet weiter um ihren Ruf und sieht sich unfähig zum Todesurteil. Auch Talbot rät ab, denn "welch Haupt steht fest, denn dieses heilge fiel!"; Burleigh drängt zur Härte.</text:p>
      <text:p text:style-name="Standard"/>
      <text:p text:style-name="Standard"><text:soft-page-break/>Zehnter Auftritt</text:p>
      <text:p text:style-name="Standard">In einem Monolog offenbart Elisabeth ihre ganze Frustration und verfällt in Selbstmitleid. Beispielsweise sei sie ein Sklave des Volkes, müsse sich Legitimitätsproblemen stellen (hat viele politische Gegner in Europa, Papst hat sie [[Exkommunikation|exkommuniziert]], usw.) und benennt Maria Stuart als Ursache ihrer ganzen Übel. Durch die Erinnerung an das vernichtende Gespräch und ihren Hass auf Maria unterschreibt sie voller Wut das Todesurteil.</text:p>
      <text:p text:style-name="Standard"/>
      <text:p text:style-name="Standard">Elfter Auftritt</text:p>
      <text:p text:style-name="Standard">Sie übergibt ihrem Staatssekretär Davison das Urteil und versucht, ihm die Verantwortung dafür aufzuhalsen, wogegen sich dieser heftig sträubt. Am Ende ist nichts klar ausgesprochen.</text:p>
      <text:p text:style-name="Standard"/>
      <text:p text:style-name="Standard">Zwölfter Auftritt</text:p>
      <text:p text:style-name="Standard">Davison zögert, doch Burleigh entreißt ihm die Urkunde und entfernt sich schnell.</text:p>
      <text:p text:style-name="Standard"/>
      <text:p text:style-name="Standard">Fünfter Aufzug</text:p>
      <text:p text:style-name="Standard">;Gefängnis</text:p>
      <text:p text:style-name="Standard"/>
      <text:p text:style-name="Standard">Erster Auftritt</text:p>
      <text:p text:style-name="Standard">Kennedy erzählt Marias Haushofmeister Melvil von der letzten Nacht, in der man Maria das Todesurteil brachte. Das Klopfen, das sie hört und als Zeichen der Befreiung durch Mortimer interpretiert, ist das Geräusch, das bei der Errichtung des Schafotts entsteht.</text:p>
      <text:p text:style-name="Standard"/>
      <text:p text:style-name="Standard">Zweiter bis Fünfter Auftritt</text:p>
      <text:p text:style-name="Standard">Die Bediensteten unterhalten sich über Marias Verfassung und die Vorbereitungen zur Hinrichtung.</text:p>
      <text:p text:style-name="Standard"/>
      <text:p text:style-name="Standard">Sechster Auftritt</text:p>
      <text:p text:style-name="Standard">Maria verteilt Gaben an ihre Diener und nimmt Abschied.</text:p>
      <text:p text:style-name="Standard"/>
      <text:p text:style-name="Standard">Siebter Auftritt</text:p>
      <text:p text:style-name="Standard">Als Maria Melvil von ihrer Glaubensnot berichtet, offenbart ihr dieser überraschend, vom Papst die Priesterweihen empfangen zu haben. Maria beichtet beim Abendmahl mit Priester Melvil drei Sünden. Als erstes beichtet sie ihren Hass auf Elisabeth und verzeiht ihr sogleich. Danach kommt sie auf ihr Verhältnis zu Leicester zu sprechen und bereut ihre Gefühle, verzeiht aber auch ihm. Schließlich beichtet sie als Drittes ihre Beteiligung am Mord ihres Gatten. </text:p>
      <text:p text:style-name="Standard">Melvil wirft ihr dennoch vor, Meuchelmörder und Verschwörungen gegen Elisabeth organisiert zu haben. Dies streitet Maria ab und beweist das Gegenteil, indem sie aussagt, ihre Schreiber haben ihre diktierten Briefe gefälscht, um sie der Hinrichtung näher zu führen.</text:p>
      <text:p text:style-name="Standard"/>
      <text:p text:style-name="Standard">Achter Auftritt</text:p>
      <text:p text:style-name="Standard">Vor Burleigh und Leicester eröffnet sie ihre letzten Wünsche und verzeiht Elisabeth.</text:p>
      <text:p text:style-name="Standard"/>
      <text:p text:style-name="Standard">Neunter Auftritt</text:p>
      <text:p text:style-name="Standard">Mit Mühe kann sie von Burleigh erreichen, dass Kennedy sie aufs Schafott begleitet. Außerdem wirft Maria Leicester vor, ihre zärtliche Liebe zu ihm für den Stolz Elisabeths verraten zu haben. Ihre Sätze klingen scheinbar ohne Wut oder Hass, sind aber sehr zynisch formuliert. Sie macht deutlich, von Leicester äußerst enttäuscht zu sein, und wünscht ihm: "Lebt wohl, und wenn ihr könnt, lebt beglückt."</text:p>
      <text:p text:style-name="Standard"/>
      <text:p text:style-name="Standard">Zehnter Auftritt</text:p>
      <text:p text:style-name="Standard">In einem Monolog bekennt er sich zur Schandtat. Darin wird man auch indirekter Zeuge der Hinrichtung. Maria geht gefasst und mit sich selbst im Reinen in den Tod.</text:p>
      <text:p text:style-name="Standard"/>
      <text:p text:style-name="Standard"><text:soft-page-break/>Elfter und Zwölfter Auftritt</text:p>
      <text:p text:style-name="Standard">Elisabeth wartet gespannt auf Nachricht, aber weder Burleigh noch Leicester erscheinen.</text:p>
      <text:p text:style-name="Standard"/>
      <text:p text:style-name="Standard">Dreizehnter Auftritt</text:p>
      <text:p text:style-name="Standard">Talbot tritt auf und verkündet, dass er noch einmal im Tower gewesen sei und dort vom falschen Zeugnis von Marias Diener Kurl erfahren habe. Der habe das, als er bemerkte, dass er mit seiner Falschaussage für Marias Tod verantwortlich ist, fürs Volk vernehmlich durchs Fenster gebrüllt. Elisabeth ordnet eine neue Untersuchung an und macht sich selbst vor, dafür sei "noch Zeit", wohl wissend, dass Maria bereits tot ist.</text:p>
      <text:p text:style-name="Standard"/>
      <text:p text:style-name="Standard">Vierzehnter Auftritt</text:p>
      <text:p text:style-name="Standard">Folgerichtig beruft sie sich nun darauf, Davison nicht befohlen zu haben, das unterschriebene Todesurteil weiterzugeben.</text:p>
      <text:p text:style-name="Standard"/>
      <text:p text:style-name="Standard">Letzter Auftritt</text:p>
      <text:p text:style-name="Standard">Elisabeth lässt Davison in den Tower werfen und verbannt Burleigh, dafür macht sie Talbot zum persönlichen Berater. Der lehnt ab. Darauf ruft sie nach Leicester, der aber nach Frankreich abgereist ist.</text:p>
      <text:p text:style-name="Standard"/>
      <text:p text:style-name="Standard">== Wichtige Personen ==</text:p>
      <text:p text:style-name="Standard"/>
      <text:p text:style-name="Standard">Elisabeth ist als englische Königin mit nicht unanfechtbarer Legitimation in einer problematischen Situation. Lässt sie Maria am Leben, könnte diese ihr den Thron streitig machen, stimmt sie der Hinrichtung zu, fürchtet sie, als grausame Herrscherin dazustehen. Das Dilemma, nie auf ihre Gefühle hören zu dürfen, sondern immer als öffentliche Person agieren zu müssen, ist das Grundproblem, das Schiller an ihr darstellt. Besonders betont wird dies dadurch, dass an sie als Frau eigentlich ganz andere Rollenerwartungen gestellt werden. Der Preis für die Macht ist ein nicht zu heilender Riss durch die Persönlichkeit.</text:p>
      <text:p text:style-name="Standard"/>
      <text:p text:style-name="Standard">Maria ist nach der von ihr initiierten Ermordung ihres Mannes und der Heirat des Mörders vor der Rache des schottischen Volkes nach England zu ihrer Verwandten Elisabeth geflohen, die sie aber aus Sorge um nicht ganz unberechtigte Thronansprüche der Stuart-Königin in Gefangenschaft setzen lässt. Maria initiiert zuerst verschiedene Befreiungsversuche, die allesamt fehlschlagen. Nachdem ihre Hinrichtung unausweichlich ist, findet sie sich in ihr Schicksal und akzeptiert ihren Tod als gerechte Sühne für die Mithilfe beim Mord an ihrem Ehemann. An ihr demonstriert Schiller die drei Entwicklungsstufen des Menschen, die er im 24. der Ästhetischen Briefe anspricht: "Es lassen sich also drei verschiedene Momente oder Stufen der Entwicklung unterscheiden, die sowohl der einzelne Mensch als die ganze Gattung notwendig und in einer bestimmten Ordnung durchlaufen müssen, wenn sie den ganzen Kreis ihrer Bestimmungen erfüllen sollen. [...] Der Mensch in seinem psychischen Zustand erleidet bloß die Macht der Natur; er entledigt sich dieser Macht in dem ästhetischen Zustand, und er beherrscht sie in dem moralischen Zustand."</text:p>
      <text:p text:style-name="Standard"/>
      <text:p text:style-name="Standard">Wilhelm Cecil, Baron von Burleigh, der Großschatzmeister und Berater Elisabeths, vertritt konsequent die Interessen des Staates und seiner Königin. Die Frage der Rechtmäßigkeit der Hinrichtung stellt sich für ihn nicht, für ihn zählt allein die Staatsraison. Und vor der Gefahr der Rekatholisierung Englands und eines Bürgerkrieges plädiert er für die Todesstrafe. Er ist ein typischer [[Machiavellismus|Machiavellist]].</text:p>
      <text:p text:style-name="Standard"/>
      <text:p text:style-name="Standard">Georg Talbot, Graf von Shrewsbury, ist der zweite wichtige Berater der Königin. Er repräsentiert am ehesten den Standpunkt Schillers. Er ist human, in seinem Standpunkt überlegt und ausgewogen sowie gerecht. Allerdings bleibt sein Einfluss gering, da er den Ausgleich zwischen Staatsinteressen und individuellem Wohl im Auge hat. Elisabeth erkennt das: "Ich ziehe die Räte vor, die meine <text:soft-page-break/>Wohlfahrt lieben" (2. Aufzug/3. Auftritt).</text:p>
      <text:p text:style-name="Standard"/>
      <text:p text:style-name="Standard">Robert Dudley, Graf von Leicester, der dritte Berater der Königin, ist reiner Opportunist, den nur sein eigenes Wohlergehen interessiert. Er hält sich alle Optionen offen und ist genauso bereit Elisabeth zu heiraten wie Maria. Er ist am ehesten der Typus des Adligen, der seit der [[Zeitalter der Aufklärung|Aufklärung]] besonders im [[Bürgerliches Trauerspiel|Bürgerlichen Trauerspiel]] in der Kritik der bürgerlichen Autoren steht. Er ist intrigant, eine moralische Grundlage für seine Entscheidungen gibt es nicht.</text:p>
      <text:p text:style-name="Standard"/>
      <text:p text:style-name="Standard">Mortimer, der Neffe von Marias Aufseher Paulet, ist die einzige erfundene Hauptfigur des Dramas. Er bringt das sogenannte "erregende Moment" in das Drama, denn mit seinem Erscheinen gibt es plötzlich die Option der Befreiung für Maria. Er repräsentiert das Katholisch-Sinnenfreudige und kontrastiert so Elisabeth. In seiner emotionalen Art, fern von Intrige oder politischem Kalkül, ist er auch eine Kontrastfigur zum zögerlich-berechnenden Leicester. Er opfert sich für seine Ideen und ist immer ganz er selbst, die Spaltung von Sein und Schein existiert für ihn nicht.</text:p>
      <text:p text:style-name="Standard"/>
      <text:p text:style-name="Standard">Amias Paulet, Ritter und Hüter der Maria, ist ein Biedermann. Er ist politisch und religiös zuverlässig und äußerst korrekt. Paulet lässt sich nicht dazu missbrauchen, den Tod Marias im Gefängnis herbeizuführen. Er gibt sogar im Beisein Marias Burleigh gegenüber zu bedenken, dass im "Rechtsstreit [...] Unziemlichkeiten vorgegangen" (915 und 985) seien. Paulet bewacht Maria streng; aber er ist ihr auch gefällig, den Brief, in dem sie Elisabeth um eine Unterredung bittet, an die richtige Adresse zu leiten: "[...] was sich verträgt mit meiner Pflicht, mag ich gern erweisen" (1506f.). Maria weiß dies zu würdigen und nimmt in der Todesstunde respektvoll Abschied von ihrem Wär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Schulz</meta:initial-creator>
    <meta:creation-date>2009-11-05T10:57:18</meta:creation-date>
    <dc:date>2009-11-06T08:04:39</dc:date>
    <dc:creator>Tobias Schulz</dc:creator>
    <meta:editing-duration>PT00H28M31S</meta:editing-duration>
    <meta:editing-cycles>5</meta:editing-cycles>
    <meta:generator>OpenOffice.org/3.1$Linux OpenOffice.org_project/310m19$Build-9420</meta:generator>
    <meta:document-statistic meta:table-count="0" meta:image-count="0" meta:object-count="0" meta:page-count="7" meta:paragraph-count="140" meta:word-count="2470" meta:character-count="16488"/>
  </office:meta>
</office:document-meta>
</file>